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label">
      <style:graphic-properties draw:auto-grow-height="true" draw:auto-grow-width="false" fo:min-height="0cm" fo:min-width="5.67cm"/>
    </style:style>
    <style:style style:name="gr2" style:family="graphic" style:parent-style-name="label_5f_line">
      <style:graphic-properties draw:textarea-vertical-align="middle"/>
    </style:style>
    <style:style style:name="gr3" style:family="graphic" style:parent-style-name="label">
      <style:graphic-properties draw:auto-grow-height="true" draw:auto-grow-width="false" fo:min-height="0cm" fo:min-width="6.47cm"/>
    </style:style>
    <style:style style:name="gr4" style:family="graphic" style:parent-style-name="device">
      <style:graphic-properties draw:fill-color="#3465a4" draw:textarea-vertical-align="middle" draw:auto-grow-height="false"/>
    </style:style>
    <style:style style:name="gr5" style:family="graphic" style:parent-style-name="compute_5f_unit">
      <style:graphic-properties draw:textarea-vertical-align="middle" draw:auto-grow-height="false"/>
    </style:style>
    <style:style style:name="gr6" style:family="graphic" style:parent-style-name="proc_5f_elem">
      <style:graphic-properties svg:stroke-width="0.051cm" draw:marker-start-width="0.279cm" draw:marker-end-width="0.279cm" draw:textarea-vertical-align="middle" draw:auto-grow-height="false" fo:padding-top="0.1cm" fo:padding-bottom="0.1cm" fo:padding-left="0.225cm" fo:padding-right="0.225cm"/>
    </style:style>
    <style:style style:name="gr7" style:family="graphic" style:parent-style-name="dots">
      <style:graphic-properties draw:auto-grow-height="true" draw:auto-grow-width="true" fo:min-height="0cm" fo:min-width="0cm"/>
    </style:style>
    <style:style style:name="gr8" style:family="graphic" style:parent-style-name="cpu">
      <style:graphic-properties draw:textarea-vertical-align="middle" draw:auto-grow-height="false"/>
    </style:style>
    <style:style style:name="gr9" style:family="graphic" style:parent-style-name="label">
      <style:graphic-properties draw:auto-grow-height="true" draw:auto-grow-width="true" fo:min-height="0cm" fo:min-width="0cm"/>
    </style:style>
    <style:style style:name="gr10" style:family="graphic" style:parent-style-name="label">
      <style:graphic-properties draw:auto-grow-height="true" draw:auto-grow-width="false" fo:min-height="0cm" fo:min-width="5.94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6.17cm" svg:height="0.882cm" svg:x="12.626cm" svg:y="1.37cm">
            <draw:text-box>
              <text:p text:style-name="P1"><text:span text:style-name="T1">Host / CPU</text:span></text:p>
            </draw:text-box>
          </draw:frame>
          <draw:line draw:style-name="gr2" draw:text-style-name="P2" draw:layer="layout" svg:x1="7.19cm" svg:y1="1.778cm" svg:x2="12.634cm" svg:y2="1.778cm">
            <text:p/>
          </draw:line>
        </draw:g>
        <draw:g>
          <draw:frame draw:style-name="gr3" draw:layer="layout" svg:width="6.97cm" svg:height="1.513cm" svg:x="12.588cm" svg:y="5.304cm">
            <draw:text-box>
              <text:p><text:span text:style-name="T1">Device / GPU</text:span></text:p>
              <text:p><text:span text:style-name="T2">Kernel</text:span></text:p>
            </draw:text-box>
          </draw:frame>
          <draw:line draw:style-name="gr2" draw:text-style-name="P2" draw:layer="layout" svg:x1="11.076cm" svg:y1="5.712cm" svg:x2="12.6cm" svg:y2="5.712cm">
            <text:p/>
          </draw:line>
        </draw:g>
        <draw:custom-shape draw:style-name="gr4" draw:text-style-name="P2" draw:layer="layout" svg:width="11.43cm" svg:height="7.112cm" svg:x="0.408cm" svg:y="5.226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8.382cm" svg:height="4.826cm" svg:x="0.964cm" svg:y="5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762cm" svg:height="2.032cm" svg:x="1.626cm" svg:y="7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2.626cm" svg:y="7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3.626cm" svg:y="7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1.353cm" svg:height="1.356cm" svg:x="4.433cm" svg:y="7.02cm">
            <draw:text-box>
              <text:p>...</text:p>
            </draw:text-box>
          </draw:frame>
          <draw:custom-shape draw:style-name="gr6" draw:text-style-name="P2" draw:layer="layout" svg:width="0.762cm" svg:height="2.032cm" svg:x="5.926cm" svg:y="7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6.926cm" svg:y="7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7.926cm" svg:y="7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8.382cm" svg:height="4.826cm" svg:x="1.51cm" svg:y="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762cm" svg:height="2.032cm" svg:x="2.172cm" svg:y="7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3.172cm" svg:y="7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4.172cm" svg:y="7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1.353cm" svg:height="1.356cm" svg:x="4.979cm" svg:y="7.428cm">
            <draw:text-box>
              <text:p>...</text:p>
            </draw:text-box>
          </draw:frame>
          <draw:custom-shape draw:style-name="gr6" draw:text-style-name="P2" draw:layer="layout" svg:width="0.762cm" svg:height="2.032cm" svg:x="6.472cm" svg:y="7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7.472cm" svg:y="7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8.472cm" svg:y="7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8.382cm" svg:height="4.826cm" svg:x="2.102cm" svg:y="6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762cm" svg:height="2.032cm" svg:x="2.764cm" svg:y="7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3.764cm" svg:y="7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4.764cm" svg:y="7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1.353cm" svg:height="1.356cm" svg:x="5.571cm" svg:y="7.828cm">
            <draw:text-box>
              <text:p>...</text:p>
            </draw:text-box>
          </draw:frame>
          <draw:custom-shape draw:style-name="gr6" draw:text-style-name="P2" draw:layer="layout" svg:width="0.762cm" svg:height="2.032cm" svg:x="7.064cm" svg:y="7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8.064cm" svg:y="7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9.064cm" svg:y="7.8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8.382cm" svg:height="4.826cm" svg:x="2.694cm" svg:y="6.9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762cm" svg:height="2.032cm" svg:x="3.356cm" svg:y="8.3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4.356cm" svg:y="8.3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5.356cm" svg:y="8.3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1.353cm" svg:height="1.356cm" svg:x="6.163cm" svg:y="8.336cm">
            <draw:text-box>
              <text:p>...</text:p>
            </draw:text-box>
          </draw:frame>
          <draw:custom-shape draw:style-name="gr6" draw:text-style-name="P2" draw:layer="layout" svg:width="0.762cm" svg:height="2.032cm" svg:x="7.656cm" svg:y="8.3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8.656cm" svg:y="8.3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0.762cm" svg:height="2.032cm" svg:x="9.656cm" svg:y="8.3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2" draw:layer="layout" svg:width="3.048cm" svg:height="3.048cm" svg:x="4.542cm" svg:y="0.354cm">
          <text:p/>
          <draw:enhanced-geometry svg:viewBox="0 0 21600 21600" draw:type="rectangle" draw:enhanced-path="M 0 0 L 21600 0 21600 21600 0 21600 0 0 Z N"/>
        </draw:custom-shape>
        <draw:g>
          <draw:frame draw:style-name="gr9" draw:layer="layout" svg:width="4.261cm" svg:height="1.513cm" svg:x="12.648cm" svg:y="7.204cm">
            <draw:text-box>
              <text:p><text:span text:style-name="T1">Compute unit</text:span></text:p>
              <text:p><text:span text:style-name="T2">Work group</text:span></text:p>
            </draw:text-box>
          </draw:frame>
          <draw:line draw:style-name="gr2" draw:text-style-name="P2" draw:layer="layout" svg:x1="11.076cm" svg:y1="7.612cm" svg:x2="12.6cm" svg:y2="7.612cm">
            <text:p/>
          </draw:line>
        </draw:g>
        <draw:g>
          <draw:frame draw:style-name="gr10" draw:layer="layout" svg:width="6.446cm" svg:height="1.513cm" svg:x="12.604cm" svg:y="8.904cm">
            <draw:text-box>
              <text:p><text:span text:style-name="T1">Processing element</text:span></text:p>
              <text:p><text:span text:style-name="T2">Work item</text:span></text:p>
            </draw:text-box>
          </draw:frame>
          <draw:line draw:style-name="gr2" draw:text-style-name="P2" draw:layer="layout" svg:x1="10.418cm" svg:y1="9.312cm" svg:x2="12.674cm" svg:y2="9.312cm">
            <text:p/>
          </draw:line>
        </draw:g>
        <draw:g>
          <draw:line draw:style-name="gr11" draw:text-style-name="P2" draw:layer="layout" svg:x1="6.042cm" svg:y1="3.402cm" svg:x2="6.042cm" svg:y2="5.642cm">
            <text:p/>
          </draw:line>
          <draw:line draw:style-name="gr11" draw:text-style-name="P2" draw:layer="layout" svg:x1="6.042cm" svg:y1="4.672cm" svg:x2="7.82cm" svg:y2="6.45cm">
            <text:p/>
          </draw:line>
          <draw:line draw:style-name="gr11" draw:text-style-name="P2" draw:layer="layout" svg:x1="6.632cm" svg:y1="5.226cm" svg:x2="6.632cm" svg:y2="6.05cm">
            <text:p/>
          </draw:line>
          <draw:line draw:style-name="gr11" draw:text-style-name="P2" draw:layer="layout" svg:x1="7.82cm" svg:y1="6.45cm" svg:x2="7.82cm" svg:y2="7.02cm">
            <text:p/>
          </draw:line>
          <draw:line draw:style-name="gr11" draw:text-style-name="P2" draw:layer="layout" svg:x1="7.312cm" svg:y1="6.05cm" svg:x2="7.312cm" svg:y2="6.466cm">
            <text:p/>
          </draw:line>
        </draw:g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mpute_5f_unit" style:display-name="compute_unit" style:family="graphic">
      <style:graphic-properties draw:stroke-dash="Dash_20_2" draw:fill-color="#9999ff" draw:fill-image-width="0cm" draw:fill-image-height="0cm"/>
    </style:style>
    <style:style style:name="base" style:family="graphic" style:parent-style-name="standard">
      <style:graphic-properties draw:stroke-dash="Dash_20_2" svg:stroke-width="0.102cm" svg:stroke-color="#000000" draw:marker-start-width="0.356cm" draw:marker-end-width="0.356cm" svg:stroke-linecap="round" draw:fill-gradient-name="Gradient_20_7" draw:fill-hatch-name="Hatching_20_1" draw:fill-image-name="Bitmape_20_1" draw:fill-image-width="0cm" draw:fill-image-height="0cm"/>
    </style:style>
    <style:style style:name="label" style:family="graphic" style:parent-style-name="standard">
      <style:graphic-properties draw:stroke="none" draw:stroke-dash="Dash_20_2" draw:fill="none" draw:fill-gradient-name="Gradient_20_7" draw:fill-hatch-name="Hatching_20_1" draw:fill-image-name="Bitmape_20_1" draw:fill-image-width="0cm" draw:fill-image-height="0cm"/>
      <style:text-properties fo:font-family="'Ubuntu Light'" style:font-style-name="Light" style:font-pitch="variable" fo:font-size="16pt" fo:font-weight="250"/>
    </style:style>
    <style:style style:name="proc_5f_elem" style:display-name="proc_elem" style:family="graphic"/>
    <style:style style:name="dots" style:family="graphic">
      <style:text-properties fo:font-size="28pt" fo:font-weight="bold"/>
    </style:style>
    <style:style style:name="cpu" style:family="graphic">
      <style:graphic-properties draw:fill-color="#ccffff"/>
    </style:style>
    <style:style style:name="label_5f_line" style:display-name="label_line" style:family="graphic" style:parent-style-name="objectwithoutfill">
      <style:graphic-properties draw:stroke="dash" draw:stroke-dash="Dashed_20__28_var_29_"/>
    </style:style>
    <style:style style:name="device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3-12-05T00:14:39</meta:creation-date>
    <dc:date>2013-12-05T01:08:07</dc:date>
    <dc:creator>james </dc:creator>
    <meta:editing-duration>PT42M25S</meta:editing-duration>
    <meta:editing-cycles>19</meta:editing-cycles>
    <meta:generator>LibreOffice/4.0.2.2$Linux_X86_64 LibreOffice_project/400m0$Build-2</meta:generator>
    <meta:document-statistic meta:object-count="79"/>
  </office:meta>
</office:document-meta>
</file>